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c6d2e" officeooo:paragraph-rsid="001c6d2e"/>
    </style:style>
    <style:style style:name="P2" style:family="paragraph" style:parent-style-name="Standard">
      <style:text-properties officeooo:paragraph-rsid="001c6d2e"/>
    </style:style>
    <style:style style:name="T1" style:family="text">
      <style:text-properties officeooo:rsid="001c6d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ten Tag Frau Richterin Bauhofer</text:p>
      <text:p text:style-name="P1"/>
      <text:p text:style-name="P1">Ja logisch ist das eine Beschwerde. Ich denke auch dass der Richter Leiser lügt wenn er behauptet meine Mails würden ungesehen gelöscht. Sie alle wissen bestens wie es mit mir steht und dass ich wegen Ihnen bald drauf gehe.</text:p>
      <text:p text:style-name="P1"/>
      <text:p text:style-name="P1">Ich will keine intelligenzmindernde Psychopharmaka, das führt dazu dass ich als Zeuge unbrauchbar gemacht werde, dass ich weniger genau aufzeigen kann wo die Justiz, das Polizeiwesen und die Psychiatrie fehler macht die dann zum Amoklauf von Michael Boeringer oder zur Drohung gegen Sie durch Stefan Manuel Weissen geführt hat.</text:p>
      <text:p text:style-name="P1"/>
      <text:p text:style-name="P1">Die Patienten werden über Informatik Infrastruktur provoziert, da helfen auch Medikamente nichts. Selbst wenn man mit einem Anesthetikum betäubt wäre würde das Implantat welches Temporal-Lappen-Epilepsie auslöst immer noch über das Nervensysem und dann das Rückenmark auswirkungen haben.</text:p>
      <text:p text:style-name="P1"/>
      <text:p text:style-name="P1">Die Medikamente sind intelligenzmindern, führen dazu, dass man das Implantat wengier bewusst wahrnimmt, darüber nicht die Täter befragt die einem das verpasst haben und diese dann z.B. mit Natural Language Processing oder immer den gleichen Schachzügen überführt.</text:p>
      <text:p text:style-name="P1"/>
      <text:p text:style-name="P1">Dass das keine Spinnerei ist sehen sie im Anhang, falls sie glauben dass das ge-Photoshop-ed ist oder ein Pixelfehler können sie die selben Daten auch im Original haben.</text:p>
      <text:p text:style-name="P1"/>
      <text:p text:style-name="P1">Technisch-Medizinisch geht es um ab 1950 grossflächig ausgerollte Menschen-Experimente an Verdingkinder und deren Nachfolger in der Schweiz, vermutlich militärische Menschen-Experimente und nicht nur Medikamenten-Experimente wie man mittlerweile öffentlich in der Presse entnehmen kann, sondern auch Neurologie-Implantate-Experimente.</text:p>
      <text:p text:style-name="P1"/>
      <text:p text:style-name="P2"><text:span text:style-name="T1">Mein Computer möchte auch verhindern dass ich die Beschwerde schreibe, somit würde ich auch gerne noch wissen ob es einen legalen oder illegalen Überwachungsauftrag gegen mich gibt</text:span></text:p>
      <text:p text:style-name="P2"/>
      <text:p text:style-name="P1">Wie bereits gesagt helfen die Medikamente nicht Suizid zu verhindern, der «Wirkmechanismus» ist dass ich blöder bin durch die Medikamente und dann nicht Dinge herausfinde wie</text:p>
      <text:p text:style-name="P1"/>
      <text:p text:style-name="P1">* Urs Blum der Zürich Versicherung hilft dem NSA / CIA für Wirtschaftsspionage schweizer Firmennetzwerke zu unterwandern seit mindestens 1999. zB die ABB wo dann 1 Mia nach USA abgeflossen wurden</text:p>
      <text:p text:style-name="P1"/>
      <text:p text:style-name="P1">* Selbes Spiel bei der deutschen Firma Bayer</text:p>
      <text:p text:style-name="P1"/>
      <text:p text:style-name="P1">* Bewisen durch die Snowden Leaks, fokus war da aber zu fest auf technischen Dingen und zu wenig auf dem Motiv des NSA/CIA: Globaler Wirtschaftsspionage</text:p>
      <text:p text:style-name="P1"/>
      <text:p text:style-name="P1">* Die Zürich Versicherung hat 50 Mia Kapital und nochmals 45 Mia Umsatz pro Jahr, die kaufen einfach alle Zeugen auf, und Menschen bzw. Zeugen wie ich die wegen Autismus nicht lügen können und nicht ihre Seele Satan verkaufen möchten werden dann abgemürkst oder in den Suizid getrieben über besagte Infrastruktur, Netzwerke, Technologischen Kommunikations-Kanälen und personifizierte elektronsiche-/psychologsiche Kriegsführung.</text:p>
      <text:p text:style-name="P1"/>
      <text:p text:style-name="P1">* Die Schizophrenie Diagnose soll mich als Zeugen unglaubwürdig machen oder als Täter darstellen, dass ich aber in Informatik hochbegabt bin da hätte auch dem diagnostizierenden <text:soft-page-break/>Psychiater dem Herrn Dr. Hansjürg Pfisterer klar sein müssen, dass ich «Autist mit Inselbegabung Informatik» bin. Also auch bei Dr. Pfisterer muss von Vorsatz ausgegnagen werden.</text:p>
      <text:p text:style-name="P1"/>
      <text:p text:style-name="P1">Die Medikamente verkürzen das Leben um 20-30 Jahre, das ist meiner Meinung nach der Straftatbestand von Mord wenn auch über einen langen Zeitraum.</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7T08:22:40.800005047</meta:creation-date>
    <meta:print-date>2022-10-27T08:40:39.961157543</meta:print-date>
    <dc:date>2022-10-27T08:40:45.030498363</dc:date>
    <meta:editing-duration>PT18M5S</meta:editing-duration>
    <meta:editing-cycles>1</meta:editing-cycles>
    <meta:generator>LibreOffice/7.4.1.2$Linux_X86_64 LibreOffice_project/40$Build-2</meta:generator>
    <meta:document-statistic meta:table-count="0" meta:image-count="0" meta:object-count="0" meta:page-count="2" meta:paragraph-count="15" meta:word-count="481" meta:character-count="3311" meta:non-whitespace-character-count="2845"/>
  </office:meta>
</office:document-meta>
</file>